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1C0000001EE8812A7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1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 name : <text:span text:style-name="T1"><text:text-input text:description="">$project.Name</text:text-input></text:span><text:span text:style-name="T1"><text:text-input text:description=""/></text:span></text:p>
      <text:p text:style-name="Standard"><draw:frame draw:style-name="fr1" draw:name="logo" text:anchor-type="paragraph" svg:x="2.468cm" svg:y="0.646cm" svg:width="0.741cm" svg:height="0.794cm" draw:z-index="0"><draw:image xlink:href="Pictures/100000000000001C0000001EE8812A78.png" xlink:type="simple" xlink:show="embed" xlink:actuate="onLoad"/></draw:frame>Project logo : </text:p>
      <text:p text:style-name="Standard"/>
      <text:p text:style-name="Standard"><draw:frame draw:style-name="fr1" draw:name="originalSizeLogo" text:anchor-type="paragraph" svg:x="3.764cm" svg:y="0.935cm" svg:width="0.741cm" svg:height="0.794cm" draw:z-index="1"><draw:image xlink:href="Pictures/100000000000001C0000001EE8812A78.png" xlink:type="simple" xlink:show="embed" xlink:actuate="onLoad"/></draw:frame>Logo (original size) : </text:p>
      <text:p text:style-name="Standard"/>
      <text:p text:style-name="Standard"><draw:frame draw:style-name="fr1" draw:name="forcedSizeLogo" text:anchor-type="paragraph" svg:x="3.764cm" svg:y="0.935cm" svg:width="0.741cm" svg:height="0.794cm" draw:z-index="2"><draw:image xlink:href="Pictures/100000000000001C0000001EE8812A78.png" xlink:type="simple" xlink:show="embed" xlink:actuate="onLoad"/></draw:frame>Logo (forced size) : </text:p>
      <text:p text:style-name="Standard"/>
      <text:p text:style-name="Standard"><draw:frame draw:style-name="fr1" draw:name="ratioSizeLogo" text:anchor-type="paragraph" svg:x="3.764cm" svg:y="0.935cm" svg:width="0.741cm" svg:height="0.794cm" draw:z-index="3"><draw:image xlink:href="Pictures/100000000000001C0000001EE8812A78.png" xlink:type="simple" xlink:show="embed" xlink:actuate="onLoad"/></draw:frame>Logo (ratio size) : </text:p>
      <text:p text:style-name="Standard"><draw:frame draw:style-name="fr1" draw:name="imageNotExistsAndRemoveImageTemplate" text:anchor-type="paragraph" svg:x="8.661cm" svg:y="1.817cm" svg:width="0.741cm" svg:height="0.794cm" draw:z-index="4"><draw:image xlink:href="Pictures/100000000000001C0000001EE8812A78.png" xlink:type="simple" xlink:show="embed" xlink:actuate="onLoad"/></draw:frame>Logo (not exists + remove « template » image) :  : </text:p>
      <text:p text:style-name="Standard"><draw:frame draw:style-name="fr1" draw:name="imageNotExistsAndKeepImageTemplate" text:anchor-type="paragraph" svg:x="8.474cm" svg:y="1.438cm" svg:width="0.741cm" svg:height="0.794cm" draw:z-index="5"><draw:image xlink:href="Pictures/100000000000001C0000001EE8812A78.png" xlink:type="simple" xlink:show="embed" xlink:actuate="onLoad"/></draw:frame>Logo (not exists + keep « template » image) : <text:s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o ZERR</meta:initial-creator>
    <meta:creation-date>2011-04-29T21:09:48.26</meta:creation-date>
    <dc:date>2012-03-28T07:46:58.93</dc:date>
    <meta:editing-duration>PT4H38M48S</meta:editing-duration>
    <meta:editing-cycles>9</meta:editing-cycles>
    <meta:generator>LibreOffice/3.5$Windows_x86 LibreOffice_project/7e68ba2-a744ebf-1f241b7-c506db1-7d53735</meta:generator>
    <meta:document-statistic meta:table-count="0" meta:image-count="6" meta:object-count="0" meta:page-count="1" meta:paragraph-count="7" meta:word-count="40" meta:character-count="206" meta:non-whitespace-character-count="164"/>
  </office:meta>
</office:document-meta>
</file>